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text-properties fo:language="en" fo:country="US" officeooo:paragraph-rsid="0013a9df"/>
    </style:style>
    <style:style style:name="P3" style:family="paragraph" style:parent-style-name="Text_20_body">
      <style:paragraph-properties fo:margin-top="0in" fo:margin-bottom="0in" loext:contextual-spacing="false" fo:break-before="page"/>
      <style:text-properties fo:language="en" fo:country="US" officeooo:paragraph-rsid="00155237"/>
    </style:style>
    <style:style style:name="P4" style:family="paragraph" style:parent-style-name="Standard">
      <style:paragraph-properties fo:margin-top="0in" fo:margin-bottom="0.1965in" loext:contextual-spacing="false"/>
    </style:style>
    <style:style style:name="P5" style:family="paragraph" style:parent-style-name="Horizontal_20_Line">
      <style:text-properties fo:language="en" fo:country="US"/>
    </style:style>
    <style:style style:name="P6" style:family="paragraph" style:parent-style-name="Text_20_body" style:list-style-name="L1">
      <style:text-properties fo:language="en" fo:country="US"/>
    </style:style>
    <style:style style:name="P7" style:family="paragraph" style:parent-style-name="Text_20_body" style:list-style-name="L1">
      <style:paragraph-properties fo:margin-top="0in" fo:margin-bottom="0in" loext:contextual-spacing="false"/>
      <style:text-properties fo:language="en" fo:country="US"/>
    </style:style>
    <style:style style:name="P8" style:family="paragraph" style:parent-style-name="Text_20_body">
      <style:paragraph-properties fo:margin-top="0in" fo:margin-bottom="0in" loext:contextual-spacing="false"/>
      <style:text-properties fo:language="en" fo:country="US" officeooo:rsid="00155237" officeooo:paragraph-rsid="001842aa"/>
    </style:style>
    <style:style style:name="P9" style:family="paragraph" style:parent-style-name="Text_20_body">
      <style:paragraph-properties fo:margin-top="0in" fo:margin-bottom="0in" loext:contextual-spacing="false"/>
      <style:text-properties fo:language="en" fo:country="US" officeooo:rsid="0019d72b" officeooo:paragraph-rsid="0019d72b"/>
    </style:style>
    <style:style style:name="P10" style:family="paragraph" style:parent-style-name="Text_20_body">
      <style:paragraph-properties fo:margin-top="0in" fo:margin-bottom="0in" loext:contextual-spacing="false"/>
      <style:text-properties fo:language="en" fo:country="US" fo:font-weight="bold" officeooo:rsid="0019d72b" officeooo:paragraph-rsid="001cb1e8" style:font-weight-asian="bold" style:font-weight-complex="bold"/>
    </style:style>
    <style:style style:name="P11" style:family="paragraph" style:parent-style-name="Text_20_body">
      <style:paragraph-properties fo:margin-top="0in" fo:margin-bottom="0in" loext:contextual-spacing="false"/>
      <style:text-properties fo:language="en" fo:country="US" fo:font-weight="bold" officeooo:rsid="001cb1e8" officeooo:paragraph-rsid="001cb1e8" style:font-weight-asian="bold" style:font-weight-complex="bold"/>
    </style:style>
    <style:style style:name="P12" style:family="paragraph" style:parent-style-name="Text_20_body">
      <style:paragraph-properties fo:margin-top="0in" fo:margin-bottom="0in" loext:contextual-spacing="false"/>
      <style:text-properties fo:language="en" fo:country="US" fo:font-weight="bold" officeooo:paragraph-rsid="001f17b9" style:font-weight-asian="bold" style:font-weight-complex="bold"/>
    </style:style>
    <style:style style:name="P13" style:family="paragraph" style:parent-style-name="Text_20_body">
      <style:paragraph-properties fo:margin-top="0in" fo:margin-bottom="0in" loext:contextual-spacing="false"/>
      <style:text-properties fo:language="en" fo:country="US" fo:font-weight="bold" officeooo:rsid="001f17b9" officeooo:paragraph-rsid="001f17b9" style:font-weight-asian="bold" style:font-weight-complex="bold"/>
    </style:style>
    <style:style style:name="P14" style:family="paragraph" style:parent-style-name="Text_20_body">
      <style:paragraph-properties fo:margin-top="0in" fo:margin-bottom="0in" loext:contextual-spacing="false"/>
      <style:text-properties fo:language="en" fo:country="US" fo:font-weight="bold" officeooo:rsid="00204605" officeooo:paragraph-rsid="00225a73" style:font-weight-asian="bold" style:font-weight-complex="bold"/>
    </style:style>
    <style:style style:name="P15" style:family="paragraph" style:parent-style-name="Text_20_body">
      <style:paragraph-properties fo:margin-top="0in" fo:margin-bottom="0in" loext:contextual-spacing="false"/>
      <style:text-properties fo:language="en" fo:country="US" officeooo:paragraph-rsid="001cb1e8"/>
    </style:style>
    <style:style style:name="P16" style:family="paragraph" style:parent-style-name="Text_20_body">
      <style:paragraph-properties fo:margin-top="0in" fo:margin-bottom="0in" loext:contextual-spacing="false"/>
      <style:text-properties fo:language="en" fo:country="US" officeooo:paragraph-rsid="001f17b9"/>
    </style:style>
    <style:style style:name="P17" style:family="paragraph" style:parent-style-name="Text_20_body">
      <style:paragraph-properties fo:margin-top="0in" fo:margin-bottom="0in" loext:contextual-spacing="false"/>
      <style:text-properties fo:language="en" fo:country="US" officeooo:rsid="001f17b9" officeooo:paragraph-rsid="001f8049"/>
    </style:style>
    <style:style style:name="P18" style:family="paragraph" style:parent-style-name="Text_20_body">
      <style:paragraph-properties fo:margin-top="0in" fo:margin-bottom="0in" loext:contextual-spacing="false"/>
      <style:text-properties fo:language="en" fo:country="US" officeooo:paragraph-rsid="00204605"/>
    </style:style>
    <style:style style:name="P19" style:family="paragraph" style:parent-style-name="Text_20_body">
      <style:paragraph-properties fo:margin-top="0in" fo:margin-bottom="0in" loext:contextual-spacing="false"/>
      <style:text-properties fo:language="en" fo:country="US" officeooo:paragraph-rsid="00225a73"/>
    </style:style>
    <style:style style:name="T1" style:family="text">
      <style:text-properties fo:font-weight="bold" style:font-weight-asian="bold" style:font-weight-complex="bold"/>
    </style:style>
    <style:style style:name="T2" style:family="text">
      <style:text-properties fo:font-weight="bold" officeooo:rsid="0017f2a9" style:font-weight-asian="bold" style:font-weight-complex="bold"/>
    </style:style>
    <style:style style:name="T3" style:family="text">
      <style:text-properties fo:font-weight="bold" officeooo:rsid="001cb1e8" style:font-weight-asian="bold" style:font-weight-complex="bold"/>
    </style:style>
    <style:style style:name="T4" style:family="text">
      <style:text-properties fo:font-weight="bold" officeooo:rsid="001e82bc" style:font-weight-asian="bold" style:font-weight-complex="bold"/>
    </style:style>
    <style:style style:name="T5" style:family="text">
      <style:text-properties fo:font-weight="bold" officeooo:rsid="001f17b9" style:font-weight-asian="bold" style:font-weight-complex="bold"/>
    </style:style>
    <style:style style:name="T6" style:family="text">
      <style:text-properties fo:font-weight="bold" officeooo:rsid="001f2fcf" style:font-weight-asian="bold" style:font-weight-complex="bold"/>
    </style:style>
    <style:style style:name="T7" style:family="text">
      <style:text-properties fo:font-weight="bold" officeooo:rsid="001f8049" style:font-weight-asian="bold" style:font-weight-complex="bold"/>
    </style:style>
    <style:style style:name="T8" style:family="text">
      <style:text-properties fo:font-weight="bold" officeooo:rsid="0020031c" style:font-weight-asian="bold" style:font-weight-complex="bold"/>
    </style:style>
    <style:style style:name="T9" style:family="text">
      <style:text-properties fo:font-weight="bold" officeooo:rsid="00225a73" style:font-weight-asian="bold" style:font-weight-complex="bold"/>
    </style:style>
    <style:style style:name="T10" style:family="text">
      <style:text-properties fo:font-weight="bold" officeooo:rsid="0023831b" style:font-weight-asian="bold" style:font-weight-complex="bold"/>
    </style:style>
    <style:style style:name="T11" style:family="text">
      <style:text-properties fo:color="#000000"/>
    </style:style>
    <style:style style:name="T12" style:family="text">
      <style:text-properties fo:color="#000000" fo:font-weight="bold"/>
    </style:style>
    <style:style style:name="T13" style:family="text">
      <style:text-properties fo:language="en" fo:country="US"/>
    </style:style>
    <style:style style:name="T14" style:family="text">
      <style:text-properties officeooo:rsid="001c5c46"/>
    </style:style>
    <style:style style:name="T15" style:family="text">
      <style:text-properties officeooo:rsid="001cb1e8"/>
    </style:style>
    <style:style style:name="T16" style:family="text">
      <style:text-properties officeooo:rsid="001f17b9"/>
    </style:style>
    <style:style style:name="T17" style:family="text">
      <style:text-properties officeooo:rsid="0020eac1"/>
    </style:style>
    <style:style style:name="T18" style:family="text">
      <style:text-properties style:text-position="sub 58%" officeooo:rsid="0020eac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3">PONE-D-17-44749<text:line-break/>High mutual cooperation rates in rats learning reciprocal altruism: the role of payoff matrix<text:line-break/>PLOS ONE<text:line-break/><text:line-break/><text:line-break/>Please ensure that your manuscript meets PLOS ONE's style requirements, including those for file naming. The PLOS ONE style templates can be found at<text:line-break/></text:span><text:a xlink:type="simple" xlink:href="http://www.journals.plos.org/plosone/s/file?id=wjVg/PLOSOne_formatting_sample_main_body.pdf" office:target-frame-name="_blank" xlink:show="new" text:style-name="Internet_20_link" text:visited-style-name="Visited_20_Internet_20_Link"><text:span text:style-name="T13">http://www.journals.plos.org/</text:span></text:a><text:span text:style-name="T13"> and </text:span><text:a xlink:type="simple" xlink:href="http://www.journals.plos.org/plosone/s/file?id=ba62/PLOSOne_formatting_sample_title_authors_affiliations.pdf" office:target-frame-name="_blank" xlink:show="new" text:style-name="Internet_20_link" text:visited-style-name="Visited_20_Internet_20_Link"><text:span text:style-name="T13">http://www.journals.plos.org/</text:span></text:a><text:span text:style-name="T13"><text:line-break/><text:line-break/>1. We suggest you thoroughly copyedit your manuscript for language usage, spelling, and grammar. If you do not know anyone who can help you do this, you may wish to consider employing a professional scientific editing service. <text:line-break/><text:line-break/>Whilst you may use any professional scientific editing service of your choice, PLOS has partnered with both American Journal Experts (AJE) and Editage to provide discounted services to PLOS authors. Both organizations have experience helping authors meet PLOS guidelines and can provide language editing, translation, manuscript formatting, and figure formatting to ensure your manuscript meets our submission guidelines. To take advantage of our partnership with AJE, visit the AJE website (</text:span><text:a xlink:type="simple" xlink:href="http://learn.aje.com/plos/" office:target-frame-name="_blank" xlink:show="new" text:style-name="Internet_20_link" text:visited-style-name="Visited_20_Internet_20_Link"><text:span text:style-name="T13">http://learn.aje.com/plos/</text:span></text:a><text:span text:style-name="T13">) for a 15% discount off AJE services. To take advantage of our partnership with Editage, visit the Editage website (</text:span><text:a xlink:type="simple" xlink:href="http://www.editage.com/" office:target-frame-name="_blank" xlink:show="new" text:style-name="Internet_20_link" text:visited-style-name="Visited_20_Internet_20_Link"><text:span text:style-name="T13">www.editage.com</text:span></text:a><text:span text:style-name="T13">) and enter referral code PLOSEDIT for a 15% discount off Editage services.  If the PLOS editorial team finds any language issues in text that either AJE or Editage has edited, the service provider will re-edit the text for free.<text:line-break/> <text:line-break/>Upon resubmission, please provide the following:</text:span></text:p>
      <text:list xml:id="list1639810784797152549" text:style-name="L1">
        <text:list-item>
          <text:p text:style-name="P7">The name of the colleague or the details of the professional service that edited your manuscript</text:p>
        </text:list-item>
        <text:list-item>
          <text:p text:style-name="P7">A copy of your manuscript showing your changes by either highlighting them or using track changes (uploaded as a *supporting information* file)</text:p>
        </text:list-item>
        <text:list-item>
          <text:p text:style-name="P6">A clean copy of the edited manuscript (uploaded as the new *manuscript* file)</text:p>
        </text:list-item>
      </text:list>
      <text:p text:style-name="P2"><text:line-break/>Reviewers' comments:<text:line-break/>Reviewer's Responses to Questions<text:line-break/><text:span text:style-name="T12">Comments to the Author</text:span><text:span text:style-name="T11"><text:line-break/></text:span><text:line-break/><text:span text:style-name="T11">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line-break/><text:line-break/></text:p>
      <text:p text:style-name="P3">Reviewer #1: This MS has struck me as interesting. The first point I can admire this as a quite novel contribution is that this work relies on experimental approach concerning IPD but the subject the authors used is not human but rat, which might be more appropriate than human subjects as to whether or not the social viscosity, theoretically predictable, really justifies the observed altruistic behavior amid subjects. That is because a rat does not rely on over sophisticated information that pushes to choose an irrational option like human does affected emotion, deep intelligence, moral and so forth. The designed experiment is also substantially interesting. Their focal point is whether a trained rat, who is exposed to a reinforced-learning process to take TFT in a series of IPD games, still cooperates or turns to defection when exposed to a more severe [panel A in Fig.2] (less severe [panel B in Fig.2]) dilemma situation after being exposed to a default dilemma situation. The obtained result seems quite reasonable. It means that panel A in Fig.2 shows degrading mutual cooperation while panel B in Fig.2 shows enhanced cooperation than the default setting showing. This fact implies that the TFT as the strategy that the trained rat acquired does not endure the more severe social dilemma given by R=1p, T=5p, S=4s and P=8s (where ‘p’ indicates ‘pellet’; a positive payoff and ‘s’ means ‘time-out’; a negative payoff).<text:line-break/>It would be more impressive if the authors would introduce a series of computer simulations reproducing the experimental procedure in an exactly same manner so as to compare their experimental result with the theoretical prediction. But I’ve noticed that it can never be feasible. This pointing-out relates to one weak point this study has. That is Chicken-type dilemma (Dg’); defined by (T-R)/(R-P) and Stag Hunt –type dilemma (Dr’); given by (P-S)/(R-P) are not comparable in this experiment, because a positive payoff; ‘p’ is not comparable with a negative payoff; ‘s’.<text:line-break/>I strongly suggest the authors to add some discussion on this point by citing following literatures that introduced universal scaled dilemma strength in 2 various by 2 games.<text:line-break/><text:line-break/>Tanimoto &amp; Sagara; Relationship between dilemma occurrence and the existence of a weakly dominant strategy in a two-player symmetric game, BioSystems 90(1), 105-114, 2007.<text:line-break/>Wang et al.; Universal scaling for the dilemma strength in evolutionary games, Physics of Life Reviews 14, 1-30, 2015.<text:line-break/></text:p>
      <text:p text:style-name="P8"><text:span text:style-name="T1">We appreciated your suggestion and we made the modified on </text:span><text:span text:style-name="T2">our</text:span><text:span text:style-name="T1"> manuscript.</text:span> </text:p>
      <text:p text:style-name="P9"><text:span text:style-name="T14">Cite of MS,</text:span> we add a bit discussion:</text:p>
      <text:p text:style-name="P10">“Is important to consider that <text:span text:style-name="T15">using a standard pay-off matrix is able to predict </text:span>numerically dominant cooperative strategy, <text:span text:style-name="T15">if it exist, through </text:span>a standard mathematical analysis<text:span text:style-name="T15"> </text:span><text:s/>[Tanimoto and Sajara, 2007 and Wang et al., 2015], <text:span text:style-name="T15">but it demand to mathematics operation among all components of payoff matrix and in our case means operating between food and times. For this reason, we make a single analysis only a positive part of reinforcing matrix and then consider the aversive punishment from the accumulated timeout. In our protocol, with...”</text:span></text:p>
      <text:p text:style-name="P11">At line 252</text:p>
      <text:p text:style-name="P8"><text:s/></text:p>
      <text:p text:style-name="P15">A technical suggestion;<text:line-break/>In the final MS, the authors should provide more clear visual materials. The current figs seem too ugly to read.<text:line-break/><text:span text:style-name="T3">We don't understood why the figs were upload </text:span><text:span text:style-name="T4">with </text:span><text:span text:style-name="T3">bad resolution. We will make sure that </text:span><text:soft-page-break/><text:span text:style-name="T4">they will be upload w</text:span><text:span text:style-name="T3">ell.</text:span><text:line-break/></text:p>
      <text:p text:style-name="P16">Reviewer #2: The paper presents an interesting study in which the authors investigate the relationship between levle of intelligence and behavior in a tit-for-tat strategy game.<text:line-break/>while the question in itself has merit, I think the presentation here requires additional work.<text:line-break/>This is due to shortcomings on several levels:<text:line-break/>- The English would benefit from a more thorough inspection. For instance, the writer seems to have difficulties with when to add 's' to verbs when the subject is a singular noun or pronoun. Also, of particular relevance to this study, the authors should look up the difference between 'defect' and 'defecate'.</text:p>
      <text:p text:style-name="P16"/>
      <text:p text:style-name="P16"><text:span text:style-name="T5">OK, we checked it</text:span></text:p>
      <text:p text:style-name="P16">- I could use some extra documentation of the experimental procedure. Photos, for instance, would likely make the description much clearer. It is also unclear why the particulars of the setup were chosen the way they are - for instance, why were these particular amounts of pellets chosen? It must correspond to a specific location in the state space of the game in question, and it would be good to know what the predicted behaviour of a rational player would be.</text:p>
      <text:p text:style-name="P12"><text:span text:style-name="T16">We had add some setup photos.</text:span></text:p>
      <text:p text:style-name="P13">Added to MS:</text:p>
      <text:p text:style-name="P17"><text:span text:style-name="T1"><text:s text:c="23"/>Here, we </text:span><text:span text:style-name="T6">design a iPD setup to test how payoff matrix components promotes or disrupt altruistic behaviours. In that sense, positive rewards (</text:span><text:span text:style-name="T9">food</text:span><text:span text:style-name="T6">) have been combined with negative ones (timeout) in a game where the opponent was trained to execute a Tit for tat strategy.</text:span><text:span text:style-name="T1"> The focus of our design </text:span><text:span text:style-name="T6">was fit </text:span><text:span text:style-name="T8">or choose</text:span><text:span text:style-name="T6"> </text:span><text:span text:style-name="T7">the </text:span><text:span text:style-name="T1">amount</text:span><text:span text:style-name="T7">s</text:span><text:span text:style-name="T1"> of pellets in order both to maximization contrast </text:span><text:span text:style-name="T6">among </text:span><text:span text:style-name="T10">pay-off git by each </text:span><text:span text:style-name="T6">iPD states </text:span><text:span text:style-name="T1">and to minimized the amount of food </text:span><text:span text:style-name="T10">that each</text:span><text:span text:style-name="T6"> rat </text:span><text:span text:style-name="T10">gets in</text:span><text:span text:style-name="T1"> long term. </text:span><text:span text:style-name="T7">Th</text:span><text:span text:style-name="T10">ese maybe </text:span><text:span text:style-name="T7">help the rats </text:span><text:span text:style-name="T10">to </text:span><text:span text:style-name="T7">discriminate the amount of reward </text:span><text:span text:style-name="T10">at long term</text:span><text:span text:style-name="T7">. </text:span><text:span text:style-name="T1"><text:s text:c="2"/></text:span><text:s/></text:p>
      <text:p text:style-name="P18"/>
      <text:p text:style-name="P18">- The notation is messy. In some cases, letters R, T, P, S are used to describe game outcomes. In others, it seems to indicate the rewards given in those outcomes (in either pellets or 'timeout' seconds), then later they seem to be state occupancies in a Markow model. This is unacceptably messy.</text:p>
      <text:p text:style-name="P14">We fix the notations. The states were named R, T, P and S. The <text:span text:style-name="T17">reward given in those outcomes: P</text:span><text:span text:style-name="T18">R</text:span><text:span text:style-name="T17">, P</text:span><text:span text:style-name="T18">T</text:span><text:span text:style-name="T17">, P</text:span><text:span text:style-name="T18">P</text:span><text:span text:style-name="T17">, P</text:span><text:span text:style-name="T18">S</text:span><text:span text:style-name="T17">. And the probability of each state: p(R), p(T), p(P), p(S).</text:span></text:p>
      <text:p text:style-name="P19"/>
      <text:p text:style-name="P19">- The presentation of crucial points in the statistical analysis does not seem to be designed with the reader in mind. For instance, l. 184-189 is essentially just a dump of numbers. I suggest restructuring the text, or putting the numbers in a table, or possibly building the argument around the graphics more directly, instead of what appears as an afterthought.</text:p>
      <text:p text:style-name="P19"><text:line-break/>- Looking to the conclusions derived from the results, I am not convinced that the results presented in fig 1D show "two well defined strategies". At least, P(C) seems to span the entire color gamut, instead of being clustered at either end. If the basis for claiming the two groups to be different is not the destribution of P(C), this should be explained in the text.<text:line-break/><text:line-break/><text:soft-page-break/>Reviewer #3: The authors present an experiment in which they study the cooperativeness of rats in an iterated prisoners’ dilemma situation. They study the effect of rewards by changing the values of mutual cooperation (R) and temptation to defect (T). This is a potentially interesting study, but the presentation should be greatly improved.<text:line-break/><text:line-break/>1, The introduction has some interesting claims. For example:<text:line-break/>"Since Darwin's evolution theory, which is not able to explain altruism". (ln.3)<text:line-break/>This is a very strong claim, with which only a few biologists would agree. Triver's theory operates well within the Darwinian framework; at least I have not heard anyone to claim that Trivers would be "anti-darwinian". I think it is better to say something like:<text:line-break/>"It is not obvious at the first sight how could Darwin's theory natural selection explain altruistic behaviour."<text:line-break/><text:line-break/>2, The introduction should explain the core logic behind the experiment and the various treatments. Sentences form the discussion should be in the introduction:<text:line-break/>“In order to evaluate if animals developed ALLC strategy by place preference or by reward maximization, we applied a reversion treatment” (ln. 261)<text:line-break/>or<text:line-break/>“we wanted to evaluate if a change in the payoff matrix could modify their behaviour, to do so we studied the effect of modifying positive reinforcements” (ln.264)<text:line-break/><text:line-break/>3, There needs to be a table that sums up the experimental treatments.<text:line-break/><text:line-break/>4, There needs to be a table that sums up the various abbreviations.<text:line-break/><text:line-break/>5, P and S values are mixed up in the figures (Figs 2 and 3).<text:line-break/><text:line-break/>6, The authors should explain what is a reversion treatment (ln.106).<text:line-break/><text:line-break/>7, The authors should explain what is a 'normalized reward' (Fig 3D).<text:line-break/><text:line-break/>8, The authors should put more effort into explaining their unique success:<text:line-break/>"To our knowledge, results show for the first time high levels of 235 cooperation (86,11%) and mutual cooperation (76,32%) in iPD" (ln.235)<text:line-break/>Why is that? Several paragraphs later the authors argue that:<text:line-break/>"A possible explanation is that animals could not discriminate among the reinforcements obtained, preventing them from learning that in the long-term the large-delayed option provides more reinforcement and consequently they did not learn iPD." (ln.284)<text:line-break/>How could the animals do that in the current experiment? What is the crucial difference? This should be in the same paragraph (i.e. it should be part of the same argument) as the previous quote.<text:line-break/><text:line-break/>9, I could not find any datafiles in the Supplementary Information.<text:line-break/><text:line-break/>10, Spelling:<text:line-break/><text:soft-page-break/>“2 pellets when the experimental subject defecated and the opponent cooperated (T=2), 4 seconds of timeout for mutual defecat (P=4), and 8 seconds of timeout when the experimental subject cooperated and the opponent defecated (S=8).” (ln. 102)<text:line-break/>I assume it is “defect” and “defected”.<text:line-break/><text:line-break/>Due to the above deficiencies I cannot recommend the publication of the paper in this form. As it stands the manuscript needs a major revision and I highly encourage the authors to submit a revised version.<text:line-break/> </text:p>
      <text:p text:style-name="P5"/>
      <text:p text:style-name="P1"><text:line-break/><text:span text:style-name="T1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2: (No Response)<text:line-break/><text:line-break/>Reviewer #3: (No Respo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8-02-21T18:53:06.502336297</meta:creation-date>
    <dc:date>2018-02-23T21:49:34.221437643</dc:date>
    <dc:creator>iibm </dc:creator>
    <meta:editing-duration>PT17H26M28S</meta:editing-duration>
    <meta:editing-cycles>3</meta:editing-cycles>
    <meta:generator>LibreOffice/5.0.3.2$Linux_X86_64 LibreOffice_project/00m0$Build-2</meta:generator>
    <meta:document-statistic meta:table-count="0" meta:image-count="0" meta:object-count="0" meta:page-count="5" meta:paragraph-count="23" meta:word-count="1910" meta:character-count="11810" meta:non-whitespace-character-count="9857"/>
  </office:meta>
</office:document-meta>
</file>